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top="0.0417in" fo:margin-bottom="0.0417in" loext:contextual-spacing="false" fo:line-height="100%"/>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5" style:family="paragraph" style:parent-style-name="Standard">
      <style:paragraph-properties fo:break-before="auto" fo:break-after="auto"/>
    </style:style>
    <style:style style:name="P16" style:family="paragraph" style:parent-style-name="Heading_20_1" style:list-style-name="WWNum1"/>
    <style:style style:name="P1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aczyuw2yex2w"/><text:span text:style-name="T1">Sistemas Informáticos (Computer Systems)</text:span><text:span text:style-name="T2"><text:line-break/></text:span><text:span text:style-name="T3">Unit 11. Study guide</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March 2024</text:span></text:p>
      <text:p text:style-name="P5"/>
      <text:p text:style-name="P4"><text:span text:style-name="T6">Unit 11. Computer networks</text:span></text:p>
      <text:list xml:id="list3149090879" text:style-name="WWNum1">
        <text:list-item>
          <text:p text:style-name="P16"><text:bookmark text:name="_dbh0n1vac4c8"/>Dates</text:p>
        </text:list-item>
      </text:list>
      <text:p text:style-name="Standard">From 25/03/2024 to 28/04/2024. The length of the unit is 5 weeks (40 hours).</text:p>
      <text:list xml:id="list14414196893812" text:continue-numbering="true" text:style-name="WWNum1">
        <text:list-item>
          <text:p text:style-name="P16">Previous knowledge</text:p>
        </text:list-item>
      </text:list>
      <text:p text:style-name="P6">Previous units, specially unit 01 and unit 07.</text:p>
      <text:list xml:id="list14414610498417" text:continue-numbering="true" text:style-name="WWNum1">
        <text:list-item>
          <text:p text:style-name="P16">Objectives</text:p>
        </text:list-item>
      </text:list>
      <text:list xml:id="list3066245542" text:style-name="WWNum3">
        <text:list-item>
          <text:p text:style-name="P8">To learn what is a computer network.</text:p>
        </text:list-item>
        <text:list-item>
          <text:p text:style-name="P8">To know how networks are classified.</text:p>
        </text:list-item>
        <text:list-item>
          <text:p text:style-name="P8">To know the different network topologies.</text:p>
        </text:list-item>
        <text:list-item>
          <text:p text:style-name="P8">To learn what the layers and protocols are</text:p>
        </text:list-item>
        <text:list-item>
          <text:p text:style-name="P8">To learn the functionality of each of the layers.</text:p>
        </text:list-item>
        <text:list-item>
          <text:p text:style-name="P8">To know the structure of an IP address.</text:p>
        </text:list-item>
        <text:list-item>
          <text:p text:style-name="P8">To know the different classes of networks.</text:p>
        </text:list-item>
        <text:list-item>
          <text:p text:style-name="P8"><text:soft-page-break/>To know the difference between a public and private address.</text:p>
        </text:list-item>
        <text:list-item>
          <text:p text:style-name="P8">To learn to do subnetting.</text:p>
        </text:list-item>
        <text:list-item>
          <text:p text:style-name="P8">To learn how to create static route tables.</text:p>
        </text:list-item>
        <text:list-item>
          <text:p text:style-name="P8">To know the different network devices.</text:p>
        </text:list-item>
      </text:list>
      <text:list xml:id="list14415207237060" text:continue-list="list14414610498417" text:style-name="WWNum1">
        <text:list-item>
          <text:p text:style-name="P16">Contents</text:p>
        </text:list-item>
      </text:list>
      <text:list xml:id="list3234573441" text:style-name="WWNum2">
        <text:list-item>
          <text:p text:style-name="P9">What is a computer network.</text:p>
        </text:list-item>
        <text:list-item>
          <text:p text:style-name="P9">Types of networks.</text:p>
        </text:list-item>
        <text:list-item>
          <text:p text:style-name="P9">Architecture of networks. Topologies and layers</text:p>
        </text:list-item>
        <text:list-item>
          <text:p text:style-name="P9">Internet layer</text:p>
        </text:list-item>
        <text:list-item>
          <text:p text:style-name="P9">Hardware components.</text:p>
        </text:list-item>
      </text:list>
      <text:list xml:id="list14415095528876" text:continue-list="list14415207237060" text:style-name="WWNum1">
        <text:list-item>
          <text:p text:style-name="P16">Activities</text:p>
        </text:list-item>
      </text:list>
      <text:p text:style-name="P7">You have non-assessable activities, but I really encourage you to try to solve them.</text:p>
      <text:list xml:id="list14413786814796" text:continue-numbering="true" text:style-name="WWNum1">
        <text:list-item>
          <text:p text:style-name="P16">Recommendations<text:tab/></text:p>
        </text:list-item>
      </text:list>
      <text:p text:style-name="P10">This is a large unit. The first part is theoretical, and the second one is practical. Both of them are very important. Maybe it is one of the most complicated units of the course, so you need to study the concepts very well, and then you need to practice resolving the exerc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1. Computer networks</text:span></text:p>
      </style:header>
      <style:footer>
        <text:p text:style-name="MP4"><text:span text:style-name="MT1">CFGS DAM/DAW<text:tab/><text:tab/>Unit 11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3" meta:word-count="248" meta:character-count="1401" meta:non-whitespace-character-count="1204"/>
    <meta:generator>LibreOfficeDev/6.0.5.2$Linux_X86_64 LibreOffice_project/</meta:generator>
  </office:meta>
</office:document-meta>
</file>